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334d" officeooo:paragraph-rsid="0004334d"/>
    </style:style>
    <style:style style:name="P2" style:family="paragraph" style:parent-style-name="Standard" style:list-style-name="L1">
      <style:text-properties officeooo:rsid="0004334d" officeooo:paragraph-rsid="0004334d"/>
    </style:style>
    <style:style style:name="P3" style:family="paragraph" style:parent-style-name="Standard">
      <style:paragraph-properties fo:text-align="justify" style:justify-single-word="false"/>
      <style:text-properties officeooo:rsid="0004334d" officeooo:paragraph-rsid="0004334d"/>
    </style:style>
    <style:style style:name="P4" style:family="paragraph" style:parent-style-name="Standard">
      <style:paragraph-properties fo:text-align="justify" style:justify-single-word="false"/>
      <style:text-properties officeooo:rsid="000506be" officeooo:paragraph-rsid="000910de"/>
    </style:style>
    <style:style style:name="P5" style:family="paragraph" style:parent-style-name="Standard">
      <style:paragraph-properties fo:text-align="justify" style:justify-single-word="false"/>
      <style:text-properties officeooo:rsid="000506be" officeooo:paragraph-rsid="000506be"/>
    </style:style>
    <style:style style:name="P6" style:family="paragraph" style:parent-style-name="Standard">
      <style:text-properties officeooo:rsid="00072d5f" officeooo:paragraph-rsid="00072d5f"/>
    </style:style>
    <style:style style:name="P7" style:family="paragraph" style:parent-style-name="Standard">
      <style:paragraph-properties fo:text-align="justify" style:justify-single-word="false"/>
      <style:text-properties officeooo:rsid="00072d5f" officeooo:paragraph-rsid="000ba873"/>
    </style:style>
    <style:style style:name="P8" style:family="paragraph" style:parent-style-name="Standard">
      <style:paragraph-properties fo:text-align="justify" style:justify-single-word="false"/>
      <style:text-properties officeooo:rsid="000eb7ef" officeooo:paragraph-rsid="000eb7ef"/>
    </style:style>
    <style:style style:name="P9" style:family="paragraph" style:parent-style-name="Standard">
      <style:paragraph-properties fo:text-align="justify" style:justify-single-word="false"/>
      <style:text-properties officeooo:rsid="0014837b" officeooo:paragraph-rsid="0014837b"/>
    </style:style>
    <style:style style:name="P10" style:family="paragraph" style:parent-style-name="Standard">
      <style:paragraph-properties fo:text-align="justify" style:justify-single-word="false"/>
      <style:text-properties officeooo:rsid="0014a383" officeooo:paragraph-rsid="0014a383"/>
    </style:style>
    <style:style style:name="P11" style:family="paragraph" style:parent-style-name="Standard">
      <style:text-properties officeooo:rsid="00230211" officeooo:paragraph-rsid="00230211"/>
    </style:style>
    <style:style style:name="P12" style:family="paragraph" style:parent-style-name="Standard">
      <style:text-properties officeooo:rsid="0027f0d2" officeooo:paragraph-rsid="0027f0d2"/>
    </style:style>
    <style:style style:name="T1" style:family="text">
      <style:text-properties officeooo:rsid="000910de"/>
    </style:style>
    <style:style style:name="T2" style:family="text">
      <style:text-properties officeooo:rsid="00100c90"/>
    </style:style>
    <style:style style:name="T3" style:family="text">
      <style:text-properties officeooo:rsid="00148ac2"/>
    </style:style>
    <style:style style:name="T4" style:family="text">
      <style:text-properties officeooo:rsid="0015e6a0"/>
    </style:style>
    <style:style style:name="T5" style:family="text">
      <style:text-properties officeooo:rsid="0024cc6b"/>
    </style:style>
    <style:style style:name="T6" style:family="text">
      <style:text-properties officeooo:rsid="00258852"/>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62987595362320041" text:style-name="L1">
        <text:list-item>
          <text:p text:style-name="P2">Contexte de l’étude :</text:p>
        </text:list-item>
      </text:list>
      <text:p text:style-name="P3"/>
      <text:p text:style-name="P4">Mon employeur est une société de service en informatique Luxembourgeoise (METHODS SA), qui détache une trentaine de consultants en France et au Luxembourg. <text:span text:style-name="T3">Les clients peuvent être des institutions publiques ou des entreprises privées. Dans ce contexte, la comptabilité du temps de travail des différents consultants est très hétérogène. Elle dépend à la fois des spécificités Nationales et des règles internes à la clientèle. </text:span></text:p>
      <text:p text:style-name="P5"/>
      <text:p text:style-name="P7">Comme beaucoup de PME, <text:span text:style-name="T1">l’entreprise qui m’emploie n’a pas suffisamment de salariés pour investir dans un logiciel de gestion du temps de travail qui soit capable de gérer cette complexité. Actuellement, chaque consultant note ses jours de présence et d’absence dans un fichier Excel qu’il soumet par mail lorsqu’il doit faire une demande d’absence. Sur ce fichier, il fait figurer les différents types de congés, tel que les jours fériés, les RTT, les jours de fermeture obligatoire, les jours de maladie ou encore les jours de formation. Chaque employé gère manuellement la comptabilité de son calendrier professionnel.</text:span></text:p>
      <text:p text:style-name="P7"/>
      <text:p text:style-name="P8">Cette situation <text:span text:style-name="T2">concerne sans doute un grand nombre de PME et risque d’être de plus en plus complexe en France avec l’actuelle réforme du travail. Il est très possible que beaucoup de règles spécifiques aux entreprises apparaissent et remplacent les règles générales. Mon entreprise, comme d’autres, aurait un bénéfice certain à pouvoir utiliser un outil souple et configurable pour faciliter la situation. Il devrait servir aux ressources humaines à avoir une vue d’ensemble du planning présentiel et permettre aux salariés de déclarer et de comptabiliser leur solde de jours non travaillés. Cet outil serait capable d’afficher les différents types de congé mais également dans tenir une comptabilité qui tienne compte de règles personnalisables.</text:span></text:p>
      <text:p text:style-name="P9"/>
      <text:p text:style-name="P10"><text:span text:style-name="T4">Le </text:span>cloud <text:span text:style-name="T4">et l’avènement des applications web, pourraient mettre un tel outil à disposition d’un grand nombre d’entreprises, sans que cela implique le coût et la lourdeur d’un progiciel. Il permettrait une facilité d’accès et un interfaçage avec d’autres systèmes ; par exemple les calendriers Microsoft Outlook.</text:span></text:p>
      <text:p text:style-name="P6"/>
      <text:list xml:id="list172543269527600" text:continue-numbering="true" text:style-name="L1">
        <text:list-item>
          <text:p text:style-name="P2">Sujet de l’étude :</text:p>
        </text:list-item>
      </text:list>
      <text:p text:style-name="P11"/>
      <text:p text:style-name="P11">L’objet du mémoire est de réaliser, pour un usage interne à mon entreprise, une application web qui réponde à la problématique exposée. Si <text:span text:style-name="T6">après une période d’usage, </text:span>son fonctionnement est probant, elle <text:span text:style-name="T5">pourra être</text:span> déployé<text:span text:style-name="T5">e</text:span> sur le cloud pour d’éventuel<text:span text:style-name="T5">s</text:span> client<text:span text:style-name="T5">s ou installée sur leur infrastructure interne. Dans les deux cas de figure, les clients</text:span> disposerai<text:span text:style-name="T5">en</text:span>t de leur <text:span text:style-name="T6">propre version de l’</text:span>application.</text:p>
      <text:p text:style-name="P11"/>
      <text:p text:style-name="P12">Cette perspective implique de faire une application générique qui implique des contraintes forte sur deux plans.</text:p>
      <text:p text:style-name="P1"/>
      <text:p text:style-name="P1"/>
      <text:list xml:id="list172544092922844" text:continue-numbering="true" text:style-name="L1">
        <text:list-item>
          <text:p text:style-name="P2">Plan prévisionne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6:26:21.311670112</meta:creation-date>
    <dc:date>2017-10-04T17:25:32.831578811</dc:date>
    <meta:editing-duration>P1DT38M14S</meta:editing-duration>
    <meta:editing-cycles>33</meta:editing-cycles>
    <meta:generator>LibreOffice/5.1.6.2$Linux_X86_64 LibreOffice_project/10m0$Build-2</meta:generator>
    <meta:document-statistic meta:table-count="0" meta:image-count="0" meta:object-count="0" meta:page-count="1" meta:paragraph-count="9" meta:word-count="413" meta:character-count="2684" meta:non-whitespace-character-count="2282"/>
  </office:meta>
</office:document-meta>
</file>